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Gothic" svg:font-family="'MS Gothic'"/>
    <style:font-face style:name="ＭＳ Ｐゴシック" svg:font-family="'ＭＳ Ｐゴシック'"/>
    <style:font-face style:name="ＭＳ Ｐゴシック1" svg:font-family="'ＭＳ Ｐゴシック1'"/>
    <style:font-face style:name="ＭＳ Ｐゴシック2" svg:font-family="'ＭＳ Ｐゴシック'" style:font-family-generic="modern"/>
    <style:font-face style:name="ＭＳ Ｐゴシック3" svg:font-family="'ＭＳ Ｐゴシック'" style:font-family-generic="modern" style:font-pitch="fixed"/>
    <style:font-face style:name="Arial" svg:font-family="Arial" style:font-family-generic="swiss" style:font-pitch="variable"/>
    <style:font-face style:name="MS Gothic1" svg:font-family="'MS Gothic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1.72cm"/>
    </style:style>
    <style:style style:name="ro1" style:family="table-row">
      <style:table-row-properties style:row-height="0.677cm" fo:break-before="auto" style:use-optimal-row-height="true"/>
    </style:style>
    <style:style style:name="ro2" style:family="table-row">
      <style:table-row-properties style:row-height="0.593cm" fo:break-before="auto" style:use-optimal-row-height="true"/>
    </style:style>
    <style:style style:name="ro3" style:family="table-row">
      <style:table-row-properties style:row-height="0.423cm" fo:break-before="auto" style:use-optimal-row-height="tru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2.787cm" fo:break-before="auto" style:use-optimal-row-height="false"/>
    </style:style>
    <style:style style:name="ro7" style:family="table-row">
      <style:table-row-properties style:row-height="2.822cm" fo:break-before="auto" style:use-optimal-row-height="false"/>
    </style:style>
    <style:style style:name="ro8" style:family="table-row">
      <style:table-row-properties style:row-height="0.508cm" fo:break-before="auto" style:use-optimal-row-height="true"/>
    </style:style>
    <style:style style:name="ro9" style:family="table-row">
      <style:table-row-properties style:row-height="0.953cm" fo:break-before="auto" style:use-optimal-row-height="false"/>
    </style:style>
    <style:style style:name="ro10" style:family="table-row">
      <style:table-row-properties style:row-height="1.164cm" fo:break-before="auto" style:use-optimal-row-height="false"/>
    </style:style>
    <style:style style:name="ro11" style:family="table-row">
      <style:table-row-properties style:row-height="6.068cm" fo:break-before="auto" style:use-optimal-row-height="false"/>
    </style:style>
    <style:style style:name="ro12" style:family="table-row">
      <style:table-row-properties style:row-height="0.482cm" fo:break-before="auto" style:use-optimal-row-height="true"/>
    </style:style>
    <style:style style:name="ro13" style:family="table-row">
      <style:table-row-properties style:row-height="0.53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MS Gothic" fo:font-size="14pt" style:font-name-asian="MS Gothic" style:font-size-asian="14pt" style:font-name-complex="MS Gothic" style:font-size-complex="14pt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MS Gothic" fo:font-size="14pt" style:font-name-asian="MS Gothic" style:font-size-asian="14pt" style:font-name-complex="MS Gothic" style:font-size-complex="14pt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ff" style:font-name="MS Gothic" fo:font-size="14pt" style:font-name-asian="MS Gothic" style:font-size-asian="14pt" style:font-name-complex="MS Gothic" style:font-size-complex="14pt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ff0000" style:font-name="MS Gothic" fo:font-size="14pt" style:font-name-asian="MS Gothic" style:font-size-asian="14pt" style:font-name-complex="MS Gothic" style:font-size-complex="14pt"/>
    </style:style>
    <style:style style:name="ce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 style:font-name="MS Gothic" fo:font-size="14pt" style:font-name-asian="MS Gothic" style:font-size-asian="14pt" style:font-name-complex="MS Gothic" style:font-size-complex="14pt"/>
    </style:style>
    <style:style style:name="ce6" style:family="table-cell" style:parent-style-name="Default" style:data-style-name="N0">
      <style:table-cell-properties style:vertical-align="middle"/>
      <style:text-properties style:font-name="MS Gothic" fo:font-size="10pt" style:font-name-asian="MS Gothic" style:font-size-asian="10pt" style:font-name-complex="MS Gothic" style:font-size-complex="10pt"/>
    </style:style>
    <style:style style:name="ce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MS Gothic" fo:font-size="10pt" style:font-name-asian="MS Gothic" style:font-size-asian="10pt" style:font-name-complex="MS Gothic" style:font-size-complex="10pt"/>
    </style:style>
    <style:style style:name="ce8" style:family="table-cell" style:parent-style-name="Default" style:data-style-name="N0">
      <style:table-cell-properties style:vertical-align="middle"/>
      <style:text-properties fo:color="#000000" style:font-name="ＭＳ Ｐゴシック1" fo:font-size="10pt" style:font-name-asian="ＭＳ Ｐゴシック1" style:font-size-asian="10pt" style:font-name-complex="ＭＳ Ｐゴシック1" style:font-size-complex="10pt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fo:color="#000000" style:font-name="ＭＳ Ｐゴシック1" fo:font-size="10pt" style:font-name-asian="ＭＳ Ｐゴシック1" style:font-size-asian="10pt" style:font-name-complex="ＭＳ Ｐゴシック1" style:font-size-complex="10pt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000000" style:font-name="ＭＳ Ｐゴシック1" fo:font-size="10pt" style:font-name-asian="ＭＳ Ｐゴシック1" style:font-size-asian="10pt" style:font-name-complex="ＭＳ Ｐゴシック1" style:font-size-complex="10pt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MS Gothic" fo:font-size="10pt" style:font-name-asian="MS Gothic" style:font-size-asian="10pt" style:font-name-complex="MS Gothic" style:font-size-complex="10pt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MS Gothic" fo:font-size="10pt" style:font-name-asian="MS Gothic" style:font-size-asian="10pt" style:font-name-complex="MS Gothic" style:font-size-complex="10pt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MS Gothic" fo:font-size="10pt" style:font-name-asian="MS Gothic" style:font-size-asian="10pt" style:font-name-complex="MS Gothic" style:font-size-complex="10pt"/>
    </style:style>
    <style:style style:name="ce14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  <style:text-properties style:font-name="MS Gothic" fo:font-size="10pt" style:font-name-asian="MS Gothic" style:font-size-asian="10pt" style:font-name-complex="MS Gothic" style:font-size-complex="10pt"/>
    </style:style>
    <style:style style:name="ce15" style:family="table-cell" style:parent-style-name="Default" style:data-style-name="N0">
      <style:table-cell-properties fo:border-bottom="non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start" fo:margin-left="0cm"/>
      <style:text-properties style:font-name="MS Gothic" fo:font-size="10pt" style:font-name-asian="MS Gothic" style:font-size-asian="10pt" style:font-name-complex="MS Gothic" style:font-size-complex="10pt"/>
    </style:style>
    <style:style style:name="ce16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0.002cm solid #000000" fo:border-right="0.002cm solid #000000" fo:border-top="none" style:vertical-align="middle"/>
      <style:paragraph-properties fo:text-align="start" fo:margin-left="0cm"/>
      <style:text-properties style:font-name="MS Gothic" fo:font-size="10pt" style:font-name-asian="MS Gothic" style:font-size-asian="10pt" style:font-name-complex="MS Gothic" style:font-size-complex="10pt"/>
    </style:style>
    <style:style style:name="ce17" style:family="table-cell" style:parent-style-name="Default" style:data-style-name="N0">
      <style:table-cell-properties style:vertical-align="automatic"/>
    </style:style>
    <style:style style:name="ce18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start" fo:margin-left="0cm"/>
      <style:text-properties style:font-name="MS Gothic" fo:font-size="10pt" style:font-name-asian="MS Gothic" style:font-size-asian="10pt" style:font-name-complex="MS Gothic" style:font-size-complex="10pt"/>
    </style:style>
    <style:style style:name="ce19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start" fo:margin-left="0cm"/>
      <style:text-properties style:font-name="ＭＳ Ｐゴシック1" fo:font-size="10pt" style:font-name-asian="ＭＳ Ｐゴシック1" style:font-size-asian="10pt" style:font-name-complex="ＭＳ Ｐゴシック1" style:font-size-complex="10pt"/>
    </style:style>
    <style:style style:name="ce20" style:family="table-cell" style:parent-style-name="Default" style:data-style-name="N0">
      <style:table-cell-properties style:vertical-align="automatic"/>
      <style:text-properties style:font-name="MS Gothic" fo:font-size="10pt" style:font-name-asian="MS Gothic" style:font-size-asian="10pt" style:font-name-complex="MS Gothic" style:font-size-complex="10pt"/>
    </style:style>
    <style:style style:name="ce21" style:family="table-cell" style:parent-style-name="Default" style:data-style-name="N0"/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color="#ff0000" style:font-name="MS Gothic" fo:font-size="14pt" style:font-name-asian="MS Gothic" style:font-size-asian="14pt" style:font-name-complex="MS Gothic" style:font-size-complex="14pt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color="#000000" style:font-name="MS Gothic" fo:font-size="14pt" style:font-name-asian="MS Gothic" style:font-size-asian="14pt" style:font-name-complex="MS Gothic" style:font-size-complex="14pt"/>
    </style:style>
    <style:style style:name="ce2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ＭＳ Ｐゴシック1" fo:font-weight="bold" style:font-name-asian="ＭＳ Ｐゴシック1" style:font-weight-asian="bold" style:font-name-complex="ＭＳ Ｐゴシック1" style:font-weight-complex="bold"/>
    </style:style>
    <style:style style:name="ce25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style:font-name="MS Gothic" fo:font-size="10pt" style:font-name-asian="MS Gothic" style:font-size-asian="10pt" style:font-name-complex="MS Gothic" style:font-size-complex="10pt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MS Gothic" fo:font-size="10pt" style:font-name-asian="MS Gothic" style:font-size-asian="10pt" style:font-name-complex="MS Gothic" style:font-size-complex="10pt"/>
    </style:style>
    <style:style style:name="ce2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-bottom="0.002cm solid #000000" fo:border-left="0.002cm solid #000000" fo:border-right="none" fo:border-top="0.002cm solid #000000" style:vertical-align="middle"/>
      <style:text-properties style:font-name="MS Gothic" fo:font-size="10pt" style:font-name-asian="MS Gothic" style:font-size-asian="10pt" style:font-name-complex="MS Gothic" style:font-size-complex="10pt"/>
    </style:style>
    <style:style style:name="ce29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/>
      <style:text-properties style:font-name="MS Gothic" fo:font-size="10pt" style:font-name-asian="MS Gothic" style:font-size-asian="10pt" style:font-name-complex="MS Gothic" style:font-size-complex="10pt"/>
    </style:style>
    <style:style style:name="ce30" style:family="table-cell" style:parent-style-name="Default" style:data-style-name="N0">
      <style:table-cell-properties fo:border-bottom="0.002cm solid #000000" fo:border-left="none" fo:border-right="0.002cm solid #000000" fo:border-top="0.002cm solid #000000" style:vertical-align="middle"/>
      <style:text-properties style:font-name="MS Gothic" fo:font-size="10pt" style:font-name-asian="MS Gothic" style:font-size-asian="10pt" style:font-name-complex="MS Gothic" style:font-size-complex="10pt"/>
    </style:style>
    <style:style style:name="ce31" style:family="table-cell" style:parent-style-name="Default" style:data-style-name="N0">
      <style:table-cell-properties fo:background-color="transparent" fo:border="0.002cm solid #000000"/>
    </style:style>
    <style:style style:name="ce32" style:family="table-cell" style:parent-style-name="Default" style:data-style-name="N0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middle"/>
      <style:paragraph-properties fo:text-align="center"/>
      <style:text-properties style:font-name="MS Gothic" fo:font-size="10pt" style:font-name-asian="MS Gothic" style:font-size-asian="10pt" style:font-name-complex="MS Gothic" style:font-size-complex="10pt"/>
    </style:style>
    <style:style style:name="ce33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MS Gothic" fo:font-size="10pt" style:font-name-asian="MS Gothic" style:font-size-asian="10pt" style:font-name-complex="MS Gothic" style:font-size-complex="10pt"/>
    </style:style>
    <style:style style:name="ce34" style:family="table-cell" style:parent-style-name="Default" style:data-style-name="N0">
      <style:table-cell-properties fo:background-color="transparent" fo:border="0.002cm solid #000000"/>
      <style:text-properties style:use-window-font-color="true" style:font-name="ＭＳ Ｐゴシック2" fo:font-size="10pt" style:font-name-asian="ＭＳ Ｐゴシック2" style:font-size-asian="10pt" style:font-name-complex="Mangal" style:font-size-complex="10pt"/>
    </style:style>
    <style:style style:name="ce35" style:family="table-cell" style:parent-style-name="Default" style:data-style-name="N0">
      <style:table-cell-properties fo:background-color="transparent" fo:border="0.002cm solid #000000"/>
      <style:text-properties style:use-window-font-color="true" style:font-name="ＭＳ Ｐゴシック3" fo:font-size="10pt" style:font-name-asian="ＭＳ Ｐゴシック3" style:font-size-asian="10pt" style:font-name-complex="Mangal" style:font-size-complex="10pt"/>
    </style:style>
    <style:style style:name="ce36" style:family="table-cell" style:parent-style-name="Default" style:data-style-name="N0">
      <style:table-cell-properties fo:background-color="transparent" fo:border="0.002cm solid #000000"/>
      <style:text-properties style:use-window-font-color="true" style:font-name="MS Gothic1" fo:font-size="10pt" style:font-name-asian="MS Gothic1" style:font-size-asian="10pt" style:font-name-complex="Lucida Sans" style:font-size-complex="10pt"/>
    </style:style>
    <style:style style:name="ce37" style:family="table-cell" style:parent-style-name="Default" style:data-style-name="N0">
      <style:text-properties style:font-name="MS Gothic" fo:font-size="10pt" style:font-name-asian="MS Gothic" style:font-size-asian="10pt" style:font-name-complex="MS Gothic" style:font-size-complex="10pt"/>
    </style:style>
    <style:style style:name="ce38" style:family="table-cell" style:parent-style-name="Default" style:data-style-name="N0">
      <style:table-cell-properties fo:border-bottom="0.002cm solid #000000" fo:background-color="transparent" fo:border-left="none" fo:border-right="0.002cm solid #000000" fo:border-top="0.002cm solid #000000"/>
    </style:style>
    <style:style style:name="ce39" style:family="table-cell" style:parent-style-name="Default" style:data-style-name="N0">
      <style:table-cell-properties style:vertical-align="automatic"/>
      <style:text-properties style:font-name="MS Gothic" fo:font-size="16pt" style:font-name-asian="MS Gothic" style:font-size-asian="16pt" style:font-name-complex="MS Gothic" style:font-size-complex="16pt"/>
    </style:style>
    <style:style style:name="ce40" style:family="table-cell" style:parent-style-name="Default" style:data-style-name="N0">
      <style:table-cell-properties style:vertical-align="automatic"/>
      <style:text-properties fo:color="#0000ff" style:font-name="MS Gothic" fo:font-size="14pt" style:font-name-asian="MS Gothic" style:font-size-asian="14pt" style:font-name-complex="MS Gothic" style:font-size-complex="14pt"/>
    </style:style>
    <style:style style:name="ce41" style:family="table-cell" style:parent-style-name="Default" style:data-style-name="N0">
      <style:table-cell-properties style:vertical-align="automatic"/>
      <style:text-properties style:font-name="MS Gothic" fo:font-size="14pt" style:font-name-asian="MS Gothic" style:font-size-asian="14pt" style:font-name-complex="MS Gothic" style:font-size-complex="14pt"/>
    </style:style>
  </office:automatic-styles>
  <office:body>
    <office:spreadsheet>
      <table:calculation-settings table:case-sensitive="false" table:automatic-find-labels="false" table:use-regular-expressions="false"/>
      <table:table table:name="OSC2019島根申込書" table:style-name="ta1">
        <table:table-column table:style-name="co1" table:number-columns-repeated="9" table:default-cell-style-name="ce17"/>
        <table:table-column table:style-name="co1" table:number-columns-repeated="1014" table:default-cell-style-name="ce21"/>
        <table:table-column table:style-name="co2" table:default-cell-style-name="ce21"/>
        <table:table-row table:style-name="ro1">
          <table:table-cell table:style-name="ce1" office:value-type="string" table:number-columns-spanned="9" table:number-rows-spanned="1">
            <text:p>オープンソースカンファレンス2019 Shimane 発表・展示申込書</text:p>
          </table:table-cell>
          <table:covered-table-cell table:number-columns-repeated="8"/>
          <table:table-cell table:style-name="ce39" table:number-columns-repeated="1015"/>
        </table:table-row>
        <table:table-row table:style-name="ro2">
          <table:table-cell table:style-name="ce2"/>
          <table:table-cell table:style-name="ce6" table:number-columns-repeated="8"/>
          <table:table-cell table:style-name="ce20" table:number-columns-repeated="1015"/>
        </table:table-row>
        <table:table-row table:style-name="ro2">
          <table:table-cell table:style-name="ce3" office:value-type="string" table:number-columns-spanned="9" table:number-rows-spanned="1">
            <text:p>申込書送付先＝＞　info@shimane-oss.org</text:p>
          </table:table-cell>
          <table:covered-table-cell table:number-columns-repeated="8"/>
          <table:table-cell table:style-name="ce40" table:number-columns-repeated="1015"/>
        </table:table-row>
        <table:table-row table:style-name="ro2">
          <table:table-cell table:style-name="ce4" office:value-type="string" table:number-columns-spanned="9" table:number-rows-spanned="1">
            <text:p>申し込み締切＝＞　令和元年8月30日（金）</text:p>
          </table:table-cell>
          <table:covered-table-cell table:number-columns-repeated="8"/>
          <table:table-cell table:style-name="ce41" table:number-columns-repeated="1015"/>
        </table:table-row>
        <table:table-row table:style-name="ro2">
          <table:table-cell table:style-name="ce5" office:value-type="string" table:number-columns-spanned="9" table:number-rows-spanned="1">
            <text:p>　※申込受付は先着順となりますので、お早めにお申込みください。</text:p>
          </table:table-cell>
          <table:covered-table-cell table:number-columns-repeated="8"/>
          <table:table-cell table:style-name="ce41" table:number-columns-repeated="1015"/>
        </table:table-row>
        <table:table-row table:style-name="ro2">
          <table:table-cell table:style-name="ce5" office:value-type="string" table:number-columns-spanned="9" table:number-rows-spanned="1">
            <text:p>プログラム公開予定日　＝＞　令和元年９月上旬</text:p>
          </table:table-cell>
          <table:covered-table-cell table:number-columns-repeated="8"/>
          <table:table-cell table:style-name="ce41" table:number-columns-repeated="1015"/>
        </table:table-row>
        <table:table-row table:style-name="ro3">
          <table:table-cell table:style-name="ce6" table:number-columns-repeated="9"/>
          <table:table-cell table:style-name="ce20" table:number-columns-repeated="1015"/>
        </table:table-row>
        <table:table-row table:style-name="ro3">
          <table:table-cell table:style-name="ce7" office:value-type="string" table:number-columns-spanned="9" table:number-rows-spanned="1">
            <text:p>開催日時：令和元年9月28日（土）10:00〜17:10</text:p>
          </table:table-cell>
          <table:covered-table-cell table:number-columns-repeated="8"/>
          <table:table-cell table:style-name="ce20" table:number-columns-repeated="1015"/>
        </table:table-row>
        <table:table-row table:style-name="ro3">
          <table:table-cell table:style-name="ce7" office:value-type="string" table:number-columns-spanned="9" table:number-rows-spanned="1">
            <text:p>開催場所：松江テルサ 4F 大会議室、研修室、松江オープンソースラボ</text:p>
          </table:table-cell>
          <table:covered-table-cell table:number-columns-repeated="8"/>
          <table:table-cell table:style-name="ce20" table:number-columns-repeated="1015"/>
        </table:table-row>
        <table:table-row table:style-name="ro3">
          <table:table-cell table:style-name="ce6" office:value-type="string">
            <text:p>タイムスケジュール：</text:p>
          </table:table-cell>
          <table:table-cell table:style-name="ce6" table:number-columns-repeated="8"/>
          <table:table-cell table:style-name="ce20" table:number-columns-repeated="1015"/>
        </table:table-row>
        <table:table-row table:style-name="ro3">
          <table:table-cell table:style-name="ce6" table:number-columns-repeated="9"/>
          <table:table-cell table:style-name="ce20" table:number-columns-repeated="1015"/>
        </table:table-row>
        <table:table-row table:style-name="ro3">
          <table:table-cell table:style-name="ce6"/>
          <table:table-cell table:style-name="ce25" office:value-type="string">
            <text:p>時間</text:p>
          </table:table-cell>
          <table:table-cell table:style-name="ce28"/>
          <table:table-cell table:style-name="ce29" office:value-type="string">
            <text:p>発表番号</text:p>
          </table:table-cell>
          <table:table-cell table:style-name="ce30"/>
          <table:table-cell table:style-name="ce20" table:number-columns-repeated="2"/>
          <table:table-cell table:style-name="ce37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5" office:value-type="string">
            <text:p>10:00 – 10:05</text:p>
          </table:table-cell>
          <table:table-cell table:style-name="ce28"/>
          <table:table-cell table:style-name="ce29" office:value-type="string">
            <text:p>事務連絡ほか</text:p>
          </table:table-cell>
          <table:table-cell table:style-name="ce30"/>
          <table:table-cell table:style-name="ce20" table:number-columns-repeated="2"/>
          <table:table-cell table:style-name="ce37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5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7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5" office:value-type="string">
            <text:p>10:05 – 10:20</text:p>
          </table:table-cell>
          <table:table-cell table:style-name="ce28"/>
          <table:table-cell table:style-name="ce29" office:value-type="string">
            <text:p>[1]</text:p>
          </table:table-cell>
          <table:table-cell table:style-name="ce30"/>
          <table:table-cell table:style-name="ce20" table:number-columns-repeated="2"/>
          <table:table-cell table:style-name="ce37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5" office:value-type="string">
            <text:p>10:20 – 10:35</text:p>
          </table:table-cell>
          <table:table-cell table:style-name="ce28"/>
          <table:table-cell table:style-name="ce29" office:value-type="string">
            <text:p>[2]</text:p>
          </table:table-cell>
          <table:table-cell table:style-name="ce30"/>
          <table:table-cell table:style-name="ce20" table:number-columns-repeated="2"/>
          <table:table-cell table:style-name="ce37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5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7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5" office:value-type="string">
            <text:p>10:40 – 10:55</text:p>
          </table:table-cell>
          <table:table-cell table:style-name="ce28"/>
          <table:table-cell table:style-name="ce29" office:value-type="string">
            <text:p>[3]</text:p>
          </table:table-cell>
          <table:table-cell table:style-name="ce30"/>
          <table:table-cell table:style-name="ce20" table:number-columns-repeated="2"/>
          <table:table-cell table:style-name="ce37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5" office:value-type="string">
            <text:p>10:55 – 11:10</text:p>
          </table:table-cell>
          <table:table-cell table:style-name="ce28"/>
          <table:table-cell table:style-name="ce29" office:value-type="string">
            <text:p>[4]</text:p>
          </table:table-cell>
          <table:table-cell table:style-name="ce30"/>
          <table:table-cell table:style-name="ce20" table:number-columns-repeated="2"/>
          <table:table-cell table:style-name="ce37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5" office:value-type="string">
            <text:p>11:10 – 11:25</text:p>
          </table:table-cell>
          <table:table-cell table:style-name="ce28"/>
          <table:table-cell table:style-name="ce29" office:value-type="string">
            <text:p>[5]</text:p>
          </table:table-cell>
          <table:table-cell table:style-name="ce30"/>
          <table:table-cell table:style-name="ce20" table:number-columns-repeated="2"/>
          <table:table-cell table:style-name="ce37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5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7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5" office:value-type="string">
            <text:p>11:30 – 11:45</text:p>
          </table:table-cell>
          <table:table-cell table:style-name="ce28"/>
          <table:table-cell table:style-name="ce29" office:value-type="string">
            <text:p>[6]</text:p>
          </table:table-cell>
          <table:table-cell table:style-name="ce30"/>
          <table:table-cell table:style-name="ce20" table:number-columns-repeated="2"/>
          <table:table-cell table:style-name="ce37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5" office:value-type="string">
            <text:p>11:45 – 12:00</text:p>
          </table:table-cell>
          <table:table-cell table:style-name="ce28"/>
          <table:table-cell table:style-name="ce29" office:value-type="string">
            <text:p>[7]</text:p>
          </table:table-cell>
          <table:table-cell table:style-name="ce30"/>
          <table:table-cell table:style-name="ce20" table:number-columns-repeated="2"/>
          <table:table-cell table:style-name="ce37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5" office:value-type="string">
            <text:p>12:00 – 13:30</text:p>
          </table:table-cell>
          <table:table-cell table:style-name="ce28"/>
          <table:table-cell table:style-name="ce29" office:value-type="string">
            <text:p>ランチタイム</text:p>
          </table:table-cell>
          <table:table-cell table:style-name="ce30"/>
          <table:table-cell table:style-name="ce20" table:number-columns-repeated="2"/>
          <table:table-cell table:style-name="ce37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5" office:value-type="string">
            <text:p>13:30 – 13:45</text:p>
          </table:table-cell>
          <table:table-cell table:style-name="ce28"/>
          <table:table-cell table:style-name="ce29" office:value-type="string">
            <text:p>[8]</text:p>
          </table:table-cell>
          <table:table-cell table:style-name="ce30"/>
          <table:table-cell table:style-name="ce20" table:number-columns-repeated="2"/>
          <table:table-cell table:style-name="ce37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5" office:value-type="string">
            <text:p>13:45 – 14:00</text:p>
          </table:table-cell>
          <table:table-cell table:style-name="ce28"/>
          <table:table-cell table:style-name="ce29" office:value-type="string">
            <text:p>[9]</text:p>
          </table:table-cell>
          <table:table-cell table:style-name="ce30"/>
          <table:table-cell table:style-name="ce20" table:number-columns-repeated="2"/>
          <table:table-cell table:style-name="ce37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5" office:value-type="string">
            <text:p>14:00 – 14:15</text:p>
          </table:table-cell>
          <table:table-cell table:style-name="ce28"/>
          <table:table-cell table:style-name="ce29" office:value-type="string">
            <text:p>[10]</text:p>
          </table:table-cell>
          <table:table-cell table:style-name="ce30"/>
          <table:table-cell table:style-name="ce20" table:number-columns-repeated="2"/>
          <table:table-cell table:style-name="ce37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5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7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5" office:value-type="string">
            <text:p>14:20 – 14:35</text:p>
          </table:table-cell>
          <table:table-cell table:style-name="ce28"/>
          <table:table-cell table:style-name="ce29" office:value-type="string">
            <text:p>[11]</text:p>
          </table:table-cell>
          <table:table-cell table:style-name="ce30"/>
          <table:table-cell table:style-name="ce20" table:number-columns-repeated="2"/>
          <table:table-cell table:style-name="ce37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5" office:value-type="string">
            <text:p>14:35 – 14:50</text:p>
          </table:table-cell>
          <table:table-cell table:style-name="ce28"/>
          <table:table-cell table:style-name="ce29" office:value-type="string">
            <text:p>[12]</text:p>
          </table:table-cell>
          <table:table-cell table:style-name="ce30"/>
          <table:table-cell table:style-name="ce20" table:number-columns-repeated="2"/>
          <table:table-cell table:style-name="ce37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5" office:value-type="string">
            <text:p>14:50 – 15:05</text:p>
          </table:table-cell>
          <table:table-cell table:style-name="ce28"/>
          <table:table-cell table:style-name="ce29" office:value-type="string">
            <text:p>[13]</text:p>
          </table:table-cell>
          <table:table-cell table:style-name="ce30"/>
          <table:table-cell table:style-name="ce20" table:number-columns-repeated="2"/>
          <table:table-cell table:style-name="ce37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5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7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5" office:value-type="string">
            <text:p>15:20 – 15:35</text:p>
          </table:table-cell>
          <table:table-cell table:style-name="ce28"/>
          <table:table-cell table:style-name="ce29" office:value-type="string">
            <text:p>[14]</text:p>
          </table:table-cell>
          <table:table-cell table:style-name="ce30"/>
          <table:table-cell table:style-name="ce20" table:number-columns-repeated="2"/>
          <table:table-cell table:style-name="ce37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5" office:value-type="string">
            <text:p>15:35 – 15:50</text:p>
          </table:table-cell>
          <table:table-cell table:style-name="ce28"/>
          <table:table-cell table:style-name="ce29" office:value-type="string">
            <text:p>[15]</text:p>
          </table:table-cell>
          <table:table-cell table:style-name="ce30"/>
          <table:table-cell table:style-name="ce20" table:number-columns-repeated="2"/>
          <table:table-cell table:style-name="ce37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5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7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5" office:value-type="string">
            <text:p>16:15 – 16:45</text:p>
          </table:table-cell>
          <table:table-cell table:style-name="ce28"/>
          <table:table-cell table:style-name="ce29" office:value-type="string">
            <text:p>（ライトニングトーク）</text:p>
          </table:table-cell>
          <table:table-cell table:style-name="ce30"/>
          <table:table-cell table:style-name="ce20" table:number-columns-repeated="2"/>
          <table:table-cell table:style-name="ce37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5" office:value-type="string">
            <text:p>16:45 – 17:00</text:p>
          </table:table-cell>
          <table:table-cell table:style-name="ce28"/>
          <table:table-cell table:style-name="ce29" office:value-type="string">
            <text:p>（クロージング）</text:p>
          </table:table-cell>
          <table:table-cell table:style-name="ce30"/>
          <table:table-cell table:style-name="ce20" table:number-columns-repeated="2"/>
          <table:table-cell table:style-name="ce37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6"/>
          <table:table-cell table:style-name="ce6"/>
          <table:table-cell table:style-name="ce26"/>
          <table:table-cell table:style-name="ce6"/>
          <table:table-cell table:style-name="ce20" table:number-columns-repeated="2"/>
          <table:table-cell table:style-name="ce37"/>
          <table:table-cell table:style-name="ce6"/>
          <table:table-cell table:style-name="ce20" table:number-columns-repeated="1015"/>
        </table:table-row>
        <table:table-row table:style-name="ro3">
          <table:table-cell table:style-name="ce6" office:value-type="string">
            <text:p>＊なお、当日のスケジュールはプログラムの編成により時間が変更される場合もあります。</text:p>
          </table:table-cell>
          <table:table-cell table:style-name="ce20"/>
          <table:table-cell table:style-name="ce6" table:number-columns-repeated="7"/>
          <table:table-cell table:style-name="ce20" table:number-columns-repeated="1015"/>
        </table:table-row>
        <table:table-row table:style-name="ro3">
          <table:table-cell table:style-name="ce6"/>
          <table:table-cell table:style-name="ce20"/>
          <table:table-cell table:style-name="ce6" table:number-columns-repeated="7"/>
          <table:table-cell table:style-name="ce20" table:number-columns-repeated="1015"/>
        </table:table-row>
        <table:table-row table:style-name="ro3">
          <table:table-cell table:style-name="ce8" office:value-type="string">
            <text:p>◆注意事項</text:p>
          </table:table-cell>
          <table:table-cell table:style-name="ce20"/>
          <table:table-cell table:style-name="ce6" table:number-columns-repeated="7"/>
          <table:table-cell table:style-name="ce20" table:number-columns-repeated="1015"/>
        </table:table-row>
        <table:table-row table:style-name="ro4">
          <table:table-cell table:style-name="ce9" office:value-type="string" table:number-columns-spanned="9" table:number-rows-spanned="1">
            <text:p>・OSC 2019 Shimaneでは、所属団体の種類（企業、コミュニティ、個人）に関わらず、セミナー発表およびブース出展のための協賛金は必要ありません。</text:p>
          </table:table-cell>
          <table:covered-table-cell table:number-columns-repeated="8"/>
          <table:table-cell table:style-name="ce20" table:number-columns-repeated="1015"/>
        </table:table-row>
        <table:table-row table:style-name="ro3">
          <table:table-cell table:style-name="ce10"/>
          <table:table-cell table:style-name="ce20"/>
          <table:table-cell table:style-name="ce6" table:number-columns-repeated="7"/>
          <table:table-cell table:style-name="ce20" table:number-columns-repeated="1015"/>
        </table:table-row>
        <table:table-row table:style-name="ro5">
          <table:table-cell table:style-name="ce9" office:value-type="string" table:number-columns-spanned="9" table:number-rows-spanned="1">
            <text:p>＜企業の方へ＞</text:p>
          </table:table-cell>
          <table:covered-table-cell table:number-columns-repeated="8"/>
          <table:table-cell table:style-name="ce20" table:number-columns-repeated="1015"/>
        </table:table-row>
        <table:table-row table:style-name="ro6">
          <table:table-cell table:style-name="ce11" office:value-type="string" table:number-columns-spanned="9" table:number-rows-spanned="1">
            <text:p>・通常の OSC で提供される以下の特典はございません。</text:p>
            <text:p> ・ロゴ掲載（リンク）</text:p>
            <text:p> ・来場者アンケート回答者のメールアドレスの提供</text:p>
            <text:p> ・カタログコーナーへの資料設置</text:p>
            <text:p> ※来場者に資料配布は可能です(以下「全ての出展者の方へ」を参照)</text:p>
          </table:table-cell>
          <table:covered-table-cell table:number-columns-repeated="8"/>
          <table:table-cell table:style-name="ce20" table:number-columns-repeated="1015"/>
        </table:table-row>
        <table:table-row table:style-name="ro3">
          <table:table-cell table:style-name="ce12"/>
          <table:table-cell table:style-name="ce20"/>
          <table:table-cell table:style-name="ce6" table:number-columns-repeated="7"/>
          <table:table-cell table:style-name="ce20" table:number-columns-repeated="1015"/>
        </table:table-row>
        <table:table-row table:style-name="ro5">
          <table:table-cell table:style-name="ce9" office:value-type="string" table:number-columns-spanned="9" table:number-rows-spanned="1">
            <text:p>＜全ての方へ＞</text:p>
          </table:table-cell>
          <table:covered-table-cell table:number-columns-repeated="8"/>
          <table:table-cell table:style-name="ce20" table:number-columns-repeated="1015"/>
        </table:table-row>
        <table:table-row table:style-name="ro5">
          <table:table-cell table:style-name="ce9" office:value-type="string" table:number-columns-spanned="9" table:number-rows-spanned="1">
            <text:p>・セミナー発表のみの申し込みも可能です。</text:p>
          </table:table-cell>
          <table:covered-table-cell table:number-columns-repeated="8"/>
          <table:table-cell table:style-name="ce20" table:number-columns-repeated="1015"/>
        </table:table-row>
        <table:table-row table:style-name="ro5">
          <table:table-cell table:style-name="ce9" office:value-type="string" table:number-columns-spanned="9" table:number-rows-spanned="1">
            <text:p>・セミナー発表の持ち時間は15分です。</text:p>
          </table:table-cell>
          <table:covered-table-cell table:number-columns-repeated="8"/>
          <table:table-cell table:style-name="ce20" table:number-columns-repeated="1015"/>
        </table:table-row>
        <table:table-row table:style-name="ro7">
          <table:table-cell table:style-name="ce11" office:value-type="string" table:number-columns-spanned="9" table:number-rows-spanned="1">
            <text:p>・来場者に資料配布は可能です。</text:p>
            <text:p> ・パンフレット／チラシなど1種類まで。</text:p>
            <text:p> ・部数は150部まで。</text:p>
            <text:p> ・実行委員会が指定する期日までに送付いただける場合に限ります。</text:p>
            <text:p>   (期日、送付先等は別途ご案内いたします)</text:p>
          </table:table-cell>
          <table:covered-table-cell table:number-columns-repeated="8"/>
          <table:table-cell table:style-name="ce20" table:number-columns-repeated="1015"/>
        </table:table-row>
        <table:table-row table:style-name="ro5">
          <table:table-cell table:style-name="ce11" office:value-type="string" table:number-columns-spanned="9" table:number-rows-spanned="1">
            <text:p>・公式サイトに団体名を掲載し、ウェブサイトへリンクします。</text:p>
          </table:table-cell>
          <table:covered-table-cell table:number-columns-repeated="8"/>
          <table:table-cell table:style-name="ce20" table:number-columns-repeated="1015"/>
        </table:table-row>
        <table:table-row table:style-name="ro5">
          <table:table-cell table:style-name="ce11" office:value-type="string" table:number-columns-spanned="9" table:number-rows-spanned="1">
            <text:p>・物品販売は不可です。</text:p>
          </table:table-cell>
          <table:covered-table-cell table:number-columns-repeated="8"/>
          <table:table-cell table:style-name="ce20" table:number-columns-repeated="1015"/>
        </table:table-row>
        <table:table-row table:style-name="ro3">
          <table:table-cell table:style-name="ce6"/>
          <table:table-cell table:style-name="ce20"/>
          <table:table-cell table:style-name="ce6" table:number-columns-repeated="7"/>
          <table:table-cell table:style-name="ce20" table:number-columns-repeated="1015"/>
        </table:table-row>
        <table:table-row table:style-name="ro3">
          <table:table-cell table:style-name="ce13" office:value-type="string">
            <text:p>申込日:</text:p>
          </table:table-cell>
          <table:table-cell table:style-name="ce27" office:value-type="string" table:number-columns-spanned="8" table:number-rows-spanned="1">
            <text:p>　　　　年　　　　月　　　　日</text:p>
          </table:table-cell>
          <table:covered-table-cell table:number-columns-repeated="7"/>
          <table:table-cell table:style-name="ce20" table:number-columns-repeated="1015"/>
        </table:table-row>
        <table:table-row table:style-name="ro3">
          <table:table-cell table:style-name="ce6" table:number-columns-repeated="9"/>
          <table:table-cell table:style-name="ce20" table:number-columns-repeated="1015"/>
        </table:table-row>
        <table:table-row table:style-name="ro3">
          <table:table-cell table:style-name="ce6" office:value-type="string">
            <text:p>1. セミナー発表申込</text:p>
          </table:table-cell>
          <table:table-cell table:style-name="ce6" table:number-columns-repeated="8"/>
          <table:table-cell table:style-name="ce20" table:number-columns-repeated="1015"/>
        </table:table-row>
        <table:table-row table:style-name="ro8">
          <table:table-cell table:style-name="ce14" office:value-type="string" table:number-columns-spanned="4" table:number-rows-spanned="1">
            <text:p>(1) タイトル</text:p>
          </table:table-cell>
          <table:covered-table-cell table:number-columns-repeated="3"/>
          <table:table-cell table:style-name="ce31" table:number-columns-spanned="5" table:number-rows-spanned="1"/>
          <table:covered-table-cell table:number-columns-repeated="4"/>
          <table:table-cell table:style-name="ce20" table:number-columns-repeated="1015"/>
        </table:table-row>
        <table:table-row table:style-name="ro8">
          <table:table-cell table:style-name="ce14" office:value-type="string" table:number-columns-spanned="4" table:number-rows-spanned="1">
            <text:p>(2) 発表者名</text:p>
          </table:table-cell>
          <table:covered-table-cell table:number-columns-repeated="3"/>
          <table:table-cell table:style-name="ce31" table:number-columns-spanned="5" table:number-rows-spanned="1"/>
          <table:covered-table-cell table:number-columns-repeated="4"/>
          <table:table-cell table:style-name="ce20" table:number-columns-repeated="1015"/>
        </table:table-row>
        <table:table-row table:style-name="ro8">
          <table:table-cell table:style-name="ce14" office:value-type="string" table:number-columns-spanned="4" table:number-rows-spanned="1">
            <text:p>(3) 所属団体(法人名/コミュニティ名/個人)</text:p>
          </table:table-cell>
          <table:covered-table-cell table:number-columns-repeated="3"/>
          <table:table-cell table:style-name="ce31" table:number-columns-spanned="5" table:number-rows-spanned="1"/>
          <table:covered-table-cell table:number-columns-repeated="4"/>
          <table:table-cell table:style-name="ce20" table:number-columns-repeated="1015"/>
        </table:table-row>
        <table:table-row table:style-name="ro8">
          <table:table-cell table:style-name="ce14" office:value-type="string" table:number-columns-spanned="4" table:number-rows-spanned="1">
            <text:p>(4) URL</text:p>
          </table:table-cell>
          <table:covered-table-cell table:number-columns-repeated="3"/>
          <table:table-cell table:style-name="ce31" table:number-columns-spanned="5" table:number-rows-spanned="1"/>
          <table:covered-table-cell table:number-columns-repeated="4"/>
          <table:table-cell table:style-name="ce20" table:number-columns-repeated="1015"/>
        </table:table-row>
        <table:table-row table:style-name="ro8">
          <table:table-cell table:style-name="ce14" office:value-type="string" table:number-columns-spanned="4" table:number-rows-spanned="1">
            <text:p>(6) 担当者名</text:p>
          </table:table-cell>
          <table:covered-table-cell table:number-columns-repeated="3"/>
          <table:table-cell table:style-name="ce31" table:number-columns-spanned="5" table:number-rows-spanned="1"/>
          <table:covered-table-cell table:number-columns-repeated="4"/>
          <table:table-cell table:style-name="ce20" table:number-columns-repeated="1015"/>
        </table:table-row>
        <table:table-row table:style-name="ro8">
          <table:table-cell table:style-name="ce14" office:value-type="string" table:number-columns-spanned="4" table:number-rows-spanned="1">
            <text:p>(7) 担当者メールアドレス</text:p>
          </table:table-cell>
          <table:covered-table-cell table:number-columns-repeated="3"/>
          <table:table-cell table:style-name="ce31" table:number-columns-spanned="5" table:number-rows-spanned="1"/>
          <table:covered-table-cell table:number-columns-repeated="4"/>
          <table:table-cell table:style-name="ce20" table:number-columns-repeated="1015"/>
        </table:table-row>
        <table:table-row table:style-name="ro8">
          <table:table-cell table:style-name="ce14" office:value-type="string" table:number-columns-spanned="4" table:number-rows-spanned="1">
            <text:p>(8) 担当者電話番号</text:p>
          </table:table-cell>
          <table:covered-table-cell table:number-columns-repeated="3"/>
          <table:table-cell table:style-name="ce31" table:number-columns-spanned="5" table:number-rows-spanned="1"/>
          <table:covered-table-cell table:number-columns-repeated="4"/>
          <table:table-cell table:style-name="ce20" table:number-columns-repeated="1015"/>
        </table:table-row>
        <table:table-row table:style-name="ro8">
          <table:table-cell table:style-name="ce15" office:value-type="string" table:number-columns-spanned="4" table:number-rows-spanned="1">
            <text:p>(9) 希望する発表番号</text:p>
          </table:table-cell>
          <table:covered-table-cell table:number-columns-repeated="3"/>
          <table:table-cell table:style-name="ce32" office:value-type="string" table:number-columns-spanned="3" table:number-rows-spanned="1">
            <text:p>第１希望</text:p>
          </table:table-cell>
          <table:covered-table-cell table:number-columns-repeated="2"/>
          <table:table-cell table:style-name="ce38" table:number-columns-spanned="2" table:number-rows-spanned="1"/>
          <table:covered-table-cell/>
          <table:table-cell table:style-name="ce20" table:number-columns-repeated="1015"/>
        </table:table-row>
        <table:table-row table:style-name="ro5">
          <table:table-cell table:style-name="ce16" office:value-type="string" table:number-columns-spanned="4" table:number-rows-spanned="2">
            <text:p>※タイムスケジュールの中から発表番号を選び記入してください。</text:p>
          </table:table-cell>
          <table:covered-table-cell table:number-columns-repeated="3"/>
          <table:table-cell table:style-name="ce32" office:value-type="string" table:number-columns-spanned="3" table:number-rows-spanned="1">
            <text:p>第２希望</text:p>
          </table:table-cell>
          <table:covered-table-cell table:number-columns-repeated="2"/>
          <table:table-cell table:style-name="ce38" table:number-columns-spanned="2" table:number-rows-spanned="1"/>
          <table:covered-table-cell/>
          <table:table-cell table:style-name="ce20" table:number-columns-repeated="1015"/>
        </table:table-row>
        <table:table-row table:style-name="ro8">
          <table:covered-table-cell table:number-columns-repeated="4"/>
          <table:table-cell table:style-name="ce32" office:value-type="string" table:number-columns-spanned="3" table:number-rows-spanned="1">
            <text:p>第３希望</text:p>
          </table:table-cell>
          <table:covered-table-cell table:number-columns-repeated="2"/>
          <table:table-cell table:style-name="ce38" table:number-columns-spanned="2" table:number-rows-spanned="1"/>
          <table:covered-table-cell/>
          <table:table-cell table:style-name="ce20" table:number-columns-repeated="1015"/>
        </table:table-row>
        <table:table-row table:style-name="ro9">
          <table:table-cell table:style-name="ce18" office:value-type="string" table:number-columns-spanned="4" table:number-rows-spanned="1">
            <text:p>(10) 発表を動画で配信してもよろしいでしょうか？</text:p>
          </table:table-cell>
          <table:covered-table-cell table:number-columns-repeated="3"/>
          <table:table-cell table:style-name="ce33" office:value-type="string" table:number-columns-spanned="5" table:number-rows-spanned="1">
            <text:p>はい／いいえ</text:p>
          </table:table-cell>
          <table:covered-table-cell table:number-columns-repeated="4"/>
          <table:table-cell table:style-name="ce20" table:number-columns-repeated="1015"/>
        </table:table-row>
        <table:table-row table:style-name="ro3">
          <table:table-cell table:style-name="ce6" table:number-columns-repeated="9"/>
          <table:table-cell table:style-name="ce20" table:number-columns-repeated="1015"/>
        </table:table-row>
        <table:table-row table:style-name="ro3">
          <table:table-cell table:style-name="ce6" office:value-type="string">
            <text:p>2. 展示ブース申込</text:p>
          </table:table-cell>
          <table:table-cell table:style-name="ce6" table:number-columns-repeated="8"/>
          <table:table-cell table:style-name="ce20" table:number-columns-repeated="1015"/>
        </table:table-row>
        <table:table-row table:style-name="ro3">
          <table:table-cell table:style-name="ce14" office:value-type="string" table:number-columns-spanned="4" table:number-rows-spanned="1">
            <text:p>(1) 展示内容概要</text:p>
          </table:table-cell>
          <table:covered-table-cell table:number-columns-repeated="3"/>
          <table:table-cell table:style-name="ce34" table:number-columns-spanned="5" table:number-rows-spanned="1"/>
          <table:covered-table-cell table:number-columns-repeated="4"/>
          <table:table-cell table:style-name="ce20" table:number-columns-repeated="1015"/>
        </table:table-row>
        <table:table-row table:style-name="ro3">
          <table:table-cell table:style-name="ce14" office:value-type="string" table:number-columns-spanned="4" table:number-rows-spanned="1">
            <text:p>(2) 所属団体(法人名/コミュニティ名/個人)</text:p>
          </table:table-cell>
          <table:covered-table-cell table:number-columns-repeated="3"/>
          <table:table-cell table:style-name="ce34" table:number-columns-spanned="5" table:number-rows-spanned="1"/>
          <table:covered-table-cell table:number-columns-repeated="4"/>
          <table:table-cell table:style-name="ce20" table:number-columns-repeated="1015"/>
        </table:table-row>
        <table:table-row table:style-name="ro8">
          <table:table-cell table:style-name="ce14" office:value-type="string" table:number-columns-spanned="4" table:number-rows-spanned="1">
            <text:p>(3) URL</text:p>
          </table:table-cell>
          <table:covered-table-cell table:number-columns-repeated="3"/>
          <table:table-cell table:style-name="ce31" table:number-columns-spanned="5" table:number-rows-spanned="1"/>
          <table:covered-table-cell table:number-columns-repeated="4"/>
          <table:table-cell table:style-name="ce20" table:number-columns-repeated="1015"/>
        </table:table-row>
        <table:table-row table:style-name="ro10">
          <table:table-cell table:style-name="ce18" office:value-type="string" table:number-columns-spanned="4" table:number-rows-spanned="1">
            <text:p>(4) カテゴリ(OS,Linuxディストリビューション、CMS、データベース、教育、言語、など)</text:p>
          </table:table-cell>
          <table:covered-table-cell table:number-columns-repeated="3"/>
          <table:table-cell table:style-name="ce35" table:number-columns-spanned="5" table:number-rows-spanned="1"/>
          <table:covered-table-cell table:number-columns-repeated="4"/>
          <table:table-cell table:style-name="ce20" table:number-columns-repeated="1015"/>
        </table:table-row>
        <table:table-row table:style-name="ro3">
          <table:table-cell table:style-name="ce14" office:value-type="string" table:number-columns-spanned="4" table:number-rows-spanned="1">
            <text:p>(5) 担当者名</text:p>
          </table:table-cell>
          <table:covered-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20" table:number-columns-repeated="1015"/>
        </table:table-row>
        <table:table-row table:style-name="ro3">
          <table:table-cell table:style-name="ce14" office:value-type="string" table:number-columns-spanned="4" table:number-rows-spanned="1">
            <text:p>(6) 担当者メールアドレス</text:p>
          </table:table-cell>
          <table:covered-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20" table:number-columns-repeated="1015"/>
        </table:table-row>
        <table:table-row table:style-name="ro3">
          <table:table-cell table:style-name="ce14" office:value-type="string" table:number-columns-spanned="4" table:number-rows-spanned="1">
            <text:p>(7) 担当者電話番号</text:p>
          </table:table-cell>
          <table:covered-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20" table:number-columns-repeated="1015"/>
        </table:table-row>
        <table:table-row table:style-name="ro3">
          <table:table-cell table:style-name="ce14" office:value-type="string" table:number-columns-spanned="4" table:number-rows-spanned="1">
            <text:p>(8) 持込予定物</text:p>
          </table:table-cell>
          <table:covered-table-cell table:number-columns-repeated="3"/>
          <table:table-cell table:style-name="ce34" table:number-columns-spanned="5" table:number-rows-spanned="1"/>
          <table:covered-table-cell table:number-columns-repeated="4"/>
          <table:table-cell table:style-name="ce20" table:number-columns-repeated="1015"/>
        </table:table-row>
        <table:table-row table:style-name="ro3">
          <table:table-cell table:style-name="ce14" office:value-type="string" table:number-columns-spanned="4" table:number-rows-spanned="1">
            <text:p>(9) 電源容量</text:p>
          </table:table-cell>
          <table:covered-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20" table:number-columns-repeated="1015"/>
        </table:table-row>
        <table:table-row table:style-name="ro8">
          <table:table-cell table:style-name="ce14" office:value-type="string" table:number-columns-spanned="4" table:number-rows-spanned="1">
            <text:p>(10) 隣接希望団体　その他連絡事項</text:p>
          </table:table-cell>
          <table:covered-table-cell table:number-columns-repeated="3"/>
          <table:table-cell table:style-name="ce31" table:number-columns-spanned="5" table:number-rows-spanned="1"/>
          <table:covered-table-cell table:number-columns-repeated="4"/>
          <table:table-cell table:style-name="ce20" table:number-columns-repeated="1015"/>
        </table:table-row>
        <table:table-row table:style-name="ro11">
          <table:table-cell table:style-name="ce19" office:value-type="string" table:number-columns-spanned="9" table:number-rows-spanned="1">
            <text:p>◆展示スペースについて</text:p>
            <text:p>・ 机 - 1つ (1,800[w]×450[d]) (展示会場によってはサイズが変更になる場合があります)  イス- 2つ（調整可能）</text:p>
            <text:p>※ 机の配置は対面か壁寄せスタイルで検討中です。</text:p>
            <text:p>・ 出展機材 - 大型機器の展示は電源容量をご連絡ください。電源を入れる事をご遠慮いただく場合があります。</text:p>
            <text:p>・ 電源 -電源タップはご用意ください</text:p>
            <text:p>・ ネットワーク - 有線 or 無線 LANで利用可能予定</text:p>
            <text:p>※ HUB、ネットワークケーブルはご用意ください</text:p>
            <text:p>・ プロジェクター - 液晶モニターなどで代用をお願いします。</text:p>
            <text:p>・ 物品販売 - 不可※ 当日の9時から展示スペースの準備が可能です（前日準備はできません）。展示時間、事前準備時間、展示物の搬入、撤収時間につきましては、別途『開催当日までのご案内』として、2週間前にご連絡させていただきます。</text:p>
            <text:p>※大会議室の展示ブースは企画展示となり、本お申し込みではご選択いただけません。ご容赦ください。</text:p>
          </table:table-cell>
          <table:covered-table-cell table:number-columns-repeated="8"/>
          <table:table-cell table:style-name="ce20" table:number-columns-repeated="1015"/>
        </table:table-row>
        <table:table-row table:style-name="ro3">
          <table:table-cell table:style-name="ce20" table:number-columns-repeated="1024"/>
        </table:table-row>
        <table:table-row table:style-name="ro12">
          <table:table-cell table:style-name="ce21" office:value-type="string">
            <text:p>申込書送付先＝＞　info@shimane-oss.org</text:p>
          </table:table-cell>
          <table:table-cell table:style-name="ce20" table:number-columns-repeated="1023"/>
        </table:table-row>
        <table:table-row table:style-name="ro13">
          <table:table-cell table:style-name="ce22" office:value-type="string">
            <text:p>申し込み締切＝＞　令和元年8月30日（金）</text:p>
          </table:table-cell>
          <table:table-cell table:style-name="ce20" table:number-columns-repeated="1023"/>
        </table:table-row>
        <table:table-row table:style-name="ro2">
          <table:table-cell table:style-name="ce23" office:value-type="string">
            <text:p>　※申込受付は先着順となりますので、お早めにお申込みください。</text:p>
          </table:table-cell>
          <table:table-cell table:style-name="ce20" table:number-columns-repeated="1023"/>
        </table:table-row>
        <table:table-row table:style-name="ro7">
          <table:table-cell table:style-name="ce24" office:value-type="string" table:number-columns-spanned="9" table:number-rows-spanned="1">
            <text:p>お申し込みの際は本紙に必要事項をご記入の上、事務局までメールにファイルを添付しご送付下さい。</text:p>
            <text:p>また控えのために、このファイルは印刷、もしくは保存してください。</text:p>
            <text:p>ご不明な点なども上記までお気軽にお問い合わせください。</text:p>
          </table:table-cell>
          <table:covered-table-cell table:number-columns-repeated="8"/>
          <table:table-cell table:style-name="ce6" table:number-columns-repeated="1015"/>
        </table:table-row>
        <table:table-row table:style-name="ro8" table:number-rows-repeated="1048490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Gothic" svg:font-family="'MS Gothic'"/>
    <style:font-face style:name="ＭＳ Ｐゴシック" svg:font-family="'ＭＳ Ｐゴシック'"/>
    <style:font-face style:name="ＭＳ Ｐゴシック1" svg:font-family="'ＭＳ Ｐゴシック1'"/>
    <style:font-face style:name="ＭＳ Ｐゴシック2" svg:font-family="'ＭＳ Ｐゴシック'" style:font-family-generic="modern"/>
    <style:font-face style:name="ＭＳ Ｐゴシック3" svg:font-family="'ＭＳ Ｐゴシック'" style:font-family-generic="modern" style:font-pitch="fixed"/>
    <style:font-face style:name="Arial" svg:font-family="Arial" style:font-family-generic="swiss" style:font-pitch="variable"/>
    <style:font-face style:name="MS Gothic1" svg:font-family="'MS Gothic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ＭＳ Ｐゴシック" fo:font-size="12pt" style:font-name-asian="ＭＳ Ｐゴシック" style:font-size-asian="12pt" style:font-name-complex="ＭＳ Ｐゴシック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02cm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007cm" fo:margin-bottom="2.007cm" fo:margin-left="2.007cm" fo:margin-right="2.007cm" style:print-page-order="ttb" style:first-page-number="1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0.36cm" fo:margin-left="0cm" fo:margin-right="0cm" fo:margin-top="0cm"/>
      </style:footer-style>
    </style:page-layout>
    <style:style style:name="MT1" style:family="text">
      <style:text-properties fo:color="#000000" fo:font-size="10pt" style:font-size-asian="10pt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2">2019/06/22</text:date>, <text:time>16:37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text:p><text:span text:style-name="MT1"><text:sheet-name>???</text:sheet-name></text:span><text:span text:style-name="MT1"> </text:span><text:span text:style-name="MT1"><text:page-number>1</text:page-number></text:span><text:span text:style-name="MT1">ページ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Unix OpenOffice.org_project/416m1$Build-9790</meta:generator>
    <meta:creation-date>2012-06-06T10:25:03Z</meta:creation-date>
    <dc:date>2019-06-22T16:37:57</dc:date>
    <meta:editing-cycles>82</meta:editing-cycles>
    <meta:editing-duration>PT14M45S</meta:editing-duration>
    <meta:document-statistic meta:table-count="1" meta:cell-count="9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